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fo:language="ru" fo:country="RU" fo:background-color="#ffff00"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fo:background-color="#ffff0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ВОЗВРАЩЕНИЕ</text:p>
      <text:p text:style-name="P3"/>
      <text:p text:style-name="P3">1</text:p>
      <text:p text:style-name="P2"/>
      <text:p text:style-name="P6">Виман летел над пустыней. Нив обычно не любил разговаривать с другими пассажирами - с него и так хватало чужих рассказов. Достаточно было лишь приветственного кивка головой и часа отстраненного молчания, пока их корабль плыл в потоках раскаленного воздуха, повторяя, как казалось Ниву, все плавные изгибы дюн. Но в этот раз ему хотелось поговорить. В конце концов, сколько таких поездок ему осталось?</text:p>
      <text:p text:style-name="P6">В последние дни он даже стал с интересом слушать россказни Кханда - выходил с ним вместе в пустыню по ночам, совсем недалеко от бункера, когда все остальные уже спали, и Кханд показывал ему дюны, которым он дал имена. </text:p>
      <text:p text:style-name="P6">Ведь это был год жизни, целый год его жизни, о котором он будет потом вспоминать.</text:p>
      <text:p text:style-name="P6">В вимане рядом с ним сидел невысокий парень - совсем юный, по виду только что закончивший училище. Парень заметно волновался, крепко держался за поручни кресла и как будто даже боялся смотреть в иллюминатор. Виман слегка покачивало на воздушных волнах.</text:p>
      <text:p text:style-name="P6">- Первый раз? - спросил его Нив.</text:p>
      <text:p text:style-name="P6">Парень закивал головой.</text:p>
      <text:p text:style-name="P6">- К этому быстро привыкаешь, - попытался успокоить его Нив. - Меня тоже поначалу немного... выводили из себя эти полеты. Просто ветер сейчас очень сильный. Но иногда бывает, - зачем-то добавил он, - и совсем не такое.</text:p>
      <text:p text:style-name="P6">Парень смотрел на него, ничего не говоря, точно хотел о чем-то спросить, но не решался. Нив подумал, что он стал вести себя как Кханд. Осталось только рассказать какую-нибудь историю о песчаной буре или смерче, который с каждым годом неотвратимо надвигается на город. Хотя нет. Все эти истории уже были рассказаны.</text:p>
      <text:p text:style-name="P6">- А ты когда-нибудь видел, как в пустыне идет дождь? - спросил Нив.</text:p>
      <text:p text:style-name="P6">Виман как будто начал замедляться, снижаясь над высокими барханами, но Нив был уверен в том, что ему это лишь кажется. Путь обратно всегда длиннее, и это уже его собственная история - ведь Кханд ничего не смог бы рассказать об этом, он никогда не возвращался.</text:p>
      <text:p text:style-name="P6">- Кстати, меня зовут Ниверт, просто Нив, - сказал он.</text:p>
      <text:p text:style-name="P6">- А я - Гаматх, - ответил парень.</text:p>
      <text:p text:style-name="P6">- Интересное имя, - задумчиво проговорил Нив, качнув головой, - для человека, который... путешествует по пустыне.</text:p>
      <text:p text:style-name="P6">Парень как-то натянуто улыбнулся и обеспокоенно посмотрел в <text:soft-page-break/>иллюминатор. Белые пески отражали яркое вечернее солнце, и, если долго смотреть на проносящиеся под ними дюны, то глаз переставал различать очертания пустынных равнин и казалось, что все вокруг корабля заливает заливает какой-то слепящий безжизненный свет.</text:p>
      <text:p text:style-name="P6">- Дождь в пустыне? - переспросил Гаматх. - Наверное, это... необычное зрелище. Нет, я раньше никогда...</text:p>
      <text:p text:style-name="P6">- Ну, в таком случае у тебя... - Нив выразительно качнул рукой, пытаясь подобрать нужные слова. - Это самое удивительное, что есть... самое... Знаешь, как будто нарушаются все законы природы.</text:p>
      <text:p text:style-name="P6">Гаматх снова кивнул головой и ничего не сказал.</text:p>
      <text:p text:style-name="P6">Разговор не клеился. Гаматх был слишком взволнован, чтобы слушать истории о дожде в пустыне, который Нив сам никогда не видел. Нив закрыл глаза, надеясь, что уснет, и час полета пройдет быстрее, чем обычно.</text:p>
      <text:p text:style-name="P6">Сон не шел, и Нив видел перед собой пески - однообразное полотно бесконечной пустыни. Он пытался представить город - вечерние улицы, каменные стены высоких зданий с выцветающим орнаментом, на которых мелькают отблески от проносящихся по эстакаде скоростных поездов, привычный мотонный шум кварталов, голоса, топот ног, хриплые объявления по громкоговорителям, но снова видел пустыню, улицы обращались в пески, дома становились дюнами, как будто он потерял власть над своим воображением. Пустыня угрожающе надвигалась на него, словно он падался в пески с высоты, и Нив никак не мог избавиться от этого видения.</text:p>
      <text:p text:style-name="P6">Нив открыл глаза. Гаматх по-прежнему сутулился в кресле, неподвижно глядя перед собой. Иллюминатор заливала белизна.</text:p>
      <text:p text:style-name="P6">И тут виман сильно встряхнуло - корму резко подбросило вверх, а затем весь корабль накренился, потеряв равновесие, и грузно перевернулся на бок. Кто-то вскрикнул, Нив, еще не отдавая себя отчета в том, что происходит, непроизвольно взмахнул руками, точно надеясь ухватиться за что-то, и чудовищная сила отбросила его в сторону, он разбил кисть о какую-то перегородку, боль на секунду обожгла его руку, и повис на ремне безопасности, тисками обхватившем его грудь.</text:p>
      <text:p text:style-name="P6">Гаматх сжал губы, точно сдерживаясь, чтобы не закричать, и так сильно вцепился в подлокотники кресла, что пальцы его побелили. Корабль начал выпрямляться, все еще следуя пикирующей траектории, Нив снова устроился в кресле, потирая ушибленную кисть, и хотел уже снова успокоить своего соседа, сказать, умудренно улыбаясь, что и не такое бывает, но в этот момент в пассажирском отсеке загорелись у потолка красные лампы, и раздался истеричный аварийный сигнал.</text:p>
      <text:p text:style-name="P6">Невозможно было понять, что происходит. Гаматх с надеждой <text:soft-page-break/>посмотрел на Нива, но тот уже и сам не мог ничего сказать. Виман продолжал снижаться - весь корпус корабля дрожал, двигатели истошно ревели. Пески стремительно надвигались на них. Нив уже видел в иллюминаторе, как из-за ветра, поднятого их кораблем, вздымался в небо белесый песок. Ему вдруг тоже стало страшно, он осознал, что виман падает, звучит, разрывая барабанные перепонки, сигнализация, все вокруг кажется залитым кровью из-за аварийного освещения, и никто не говорит ни слова -все словно онемели от ужаса</text:p>
      <text:p text:style-name="P6">Нив закрыл глаза. Ана. Пустыня внезапно передумала отпускать его. Даже если он выживет при крушении... Десятки миль безжизненных дюн. Всего лишь еще одна история Кханда.</text:p>
      <text:p text:style-name="P6">Удара не было. Пилот умудрился выровнять виман уже над самыми барханами и, зависнув в облаке едкой гари и клубящейся песчаной пыли, поднятого надрывно ревущими двигателями, посадил корабль в пыщущее пекло песков. Несколько секунд виман еще сотрясался от конвульсивных вибраций моторов, словно пилот никак не мог их заглушить, но потом во всем отсеке отрубился свет, и наступила тишина. Кто-то должен был открыть снаружи двери. Добро пожаловать, с возвращением на твердую землю.</text:p>
      <text:p text:style-name="P6">В пассажирском отсеке повисла пугающая тишина.</text:p>
      <text:p text:style-name="P6">- А вот такого уже ни разу не случалось, - сказал Нив Гаматху, чтобы хоть как-то нарушить молчание.</text:p>
      <text:p text:style-name="P6">Парень все еще сидел, напряженно согнувшись, вцепившись в подлокотники руками, точно его сковал паралич. </text:p>
      <text:p text:style-name="P6">- Наш пилот молодец, - добавил Нив.</text:p>
      <text:p text:style-name="P6">Заскрипели двери. В открытом проеме показалась вечерняя пустыня, в пассажирский отсек дохнуло жаром.</text:p>
      <text:p text:style-name="P6">Вместе с ними летели еще два инженера, судя по всему знакомые - они сидели вместе в другом конце пассажирского отсека. Один из них разбил голову при экстренной посадке и прикрывал рану запачканным кровью платком, пока его товарищ помогал ему подняться.</text:p>
      <text:p text:style-name="P6">Они вышли из вимана. Нив глубоко вздохнул, почувствовав, как жар обжигает его легкие. Было безветрено, однако судя по песчаной дымке на далекими холмами, это затишье обещало продлиться недолго. Нив осмотрел виман - они приземлились у самого подножия высокого бархана, тень которого скрывала корабль. На вимане не было заметно никаких повреждений. На крыше корабле поблескивали тусклые красные огоньки - пилот, наверное, включил маяки, как и полагалось в таких случаях, однако Нив сомневался, что кто-то сможет их заметить.</text:p>
      <text:p text:style-name="P6">Пилот начал что-то объясниять - двигатели потеряли тягу, произошла рассинхронизация. Нив почему-то никак не мог сосредоточиться и не <text:soft-page-break/>слушал то, о чем он говорил. Все и так было понятно - виман больше не сможет взлететь.</text:p>
      <text:p text:style-name="P6">Пилот был все еще в маске. Нив подумал, что он, наверное, просто забыл ее снять.</text:p>
      <text:p text:style-name="P6">- Но связь работает, - сказал пилот. - Так что все... Я вызвал спасательную команду - они будут здесь совсем скоро.</text:p>
      <text:p text:style-name="P6">Ниву захотелось поблагодарить пилота - ведь если бы не он... ведь только благодаря ему... их жизни... невероятное спасение... ведь это почти подвиг, посадить виман в пески без двигателей... - но все, о чем он мог подумать, звучало слишком выспренне и неестественно, словно он собирался произносить торжественную речь.</text:p>
      <text:p text:style-name="P6">- Скоро - это как? - спросил мужчина с раной на голове, морщась от боли.</text:p>
      <text:p text:style-name="P6">- Мне сложно сказать... точно, - ответил, запинаясь, пилот. - Мы довольно далеко от ближайшей... Но я послал сигнал, они легко могут нас обнаружить, и обычно... Я уверен, - добавил он, - что спасательная команда уже летит.</text:p>
      <text:p text:style-name="P6">- Я спрашиваю, потому что... - Мужчина указал рукой на облака песка вдалеке. - Наверняка это скоро накроет нас.</text:p>
      <text:p text:style-name="P6">Вокруг было безветрено и тихо. Нив вспомнил рассказы Кханда, о том, что в пустыне нужно бояться тишины, которая всегда предвещает начало бури.</text:p>
      <text:p text:style-name="P6">- Да и не отходите далеко от корабля, - поспешно сказал пилот. - Ни в коем случае... не уходите далеко, в пустыню. Локатор никогда не работает достаточно точно... Я включил сигнальные огни, так что нас заметят... надеюсь. К тому же, если ветер усилиться, нам лучше будет переждать внутри. Правда, я уже не смогу включить там свет...</text:p>
      <text:p text:style-name="P6">И нас занесет песком, подумал Нив, но ничего не сказал. Они будут ждать спасателей в наглухо закрытом корабле, под толщей песка, в темноте, слушая завывание ветра. И тогда точно никто не сможет разглядеть их сигнальные огни.</text:p>
      <text:p text:style-name="P6">Пилот некоторое время молчал, оглядывая собравшихся у корабля людей.</text:p>
      <text:p text:style-name="P6">- Все будет хорошо, - ободряюще сказал он. - Они будут здесь совсем уже скоро.</text:p>
      <text:p text:style-name="P6">- Мы пойдем внутрь, - сказал один из инженеров, придерживая своего товарища, прижимавшего окраваленный платок к голове. - У вас есть бинты?</text:p>
      <text:p text:style-name="P6">- Да, конечно... у меня там... сейчас, - проговорил пилот. - Извините...</text:p>
      <text:p text:style-name="P6">Он быстро зашагал к кораблю.</text:p>
      <text:p text:style-name="P6">- Спасибо вам, - неожиданно сказал Гаматх, стоявший рядом с Нивом.</text:p>
      <text:p text:style-name="P6"><text:soft-page-break/>Пилот обернулся и кивнул головой.</text:p>
      <text:p text:style-name="P6">Он вернулся к виману и забрался в его черную обесточенную кабину.</text:p>
      <text:p text:style-name="P6">Нив поднял голову и посмотрел на темно-синее прозрачное небо, на котором начинали появляться первые звезды.</text:p>
      <text:p text:style-name="P6">Ана. Скоро она выйдет на улицу и будет ждать его у подъезда, на стенах домов зажгуться синие вечерние огни, последний поезд пронесется по эстакаде, а она все еще будет стоять. Странная боль сдавила Ниву грудь.</text:p>
      <text:p text:style-name="P6">Ей часто бывает плохо по вечерам. Так трудно дышать. Очиститель воздуха в их квартирке плохо работает, а они все никак не соберутся купить другой. Даже радио перестает ловить любимые станции, превращая вечерние трансляции в надсадный треск помех.</text:p>
      <text:p text:style-name="P6">Нив почувствовал, как начинает подниматься легкий ветерок. Песчаная пыль струилась у него под ногами, таяли за спиной его запутавшиеся следы. Он непроизвольно вздохнул полной грудью, и горячий пустынный воздух с тяжелым запахом соли обжег ему легкие. Нив подумал, что неплохо бы вернуться к кораблю, укрыться в глубокой темноте пассажирского отсека, где пилот, так и не снявший маску, помогал забинтовать инженеру голову. Нив направился к кораблю. Ноги его увязали в песке.</text:p>
      <text:p text:style-name="P6">Пилот, не слишком аккуратно обвязав голову инженера бинтом - криво намотанная марля напоминала странный головной убор, как будто созданный специально для пустыни - какое-то время нерешительно стоял посреди сумрачного пассажирского отсека, а потом снова вернулся в кабину, как если бы все еще не терял надежды оживить двигатели корабля. </text:p>
      <text:p text:style-name="P6">Ветер заносил в виман белесую песчаную пыль. </text:p>
      <text:p text:style-name="P6">Нив подумал, что если корабль так и не взлетит, то через несколько дней его полностью заметет песком.</text:p>
      <text:p text:style-name="P6">Гаматх тоже вернулся в виман и сел рядом с Нивом, на то же место, что и во время полета. Он как-то нетерпеливо поглядывал на Нива, но ничего не говорил.</text:p>
      <text:p text:style-name="P6">- Нервничаешь? - спросил его Нив.</text:p>
      <text:p text:style-name="P6">- Да, - признался Гаматх, - немного... Как, кстати, ваша рука?</text:p>
      <text:p text:style-name="P6">Нив только сейчас вспомнил о своем ушибе - он посмотрел на левую кисть, где с тыльной стороны ладони была длинная кривая ссадина и потемневший кровоподтек. Но он почему-то не чувствовал боли.</text:p>
      <text:p text:style-name="P6">- Да, ерунда, - сказал Нив и небрежно взмахнул рукой.</text:p>
      <text:p text:style-name="P6">- Скажите, - спросил Гаматх. - А вы давно работаете в пустыне?</text:p>
      <text:p text:style-name="P6">- Почти год, - ответил Нив и добавил, горестно усмехаясь: - Скоро меня переводят.</text:p>
      <text:p text:style-name="P6">- Я вообще обычно даже люблю летать, - сказал Гаматх, - но сегодня... даже не знаю... был сам не свой. Как будто предчувствовал...</text:p>
      <text:p text:style-name="P6"><text:soft-page-break/>Нив несколько раз кивнул головой, даже не глядя на паренька. Теперь уже ему не хотелось говорить.</text:p>
      <text:p text:style-name="P6">Сигнальные маяки отбрасывали красноватые отблески на покатые волны песка вокруг корабля. Они не закрывали двери пассажирского отсека, чтобы не сидеть в темноте, и Нив чувствовал горячий ветер на своем лице. Песок как будто скрипел у него на зубах.</text:p>
      <text:p text:style-name="P6">- Как вы думаете, - спросил Гаматх, - а они правда... быстро прилетят?</text:p>
      <text:p text:style-name="P6">- Скоро мы это узнаем, - ответил Нив.</text:p>
      <text:p text:style-name="P6">Не может же она ждать его всю ночь. Улицы опустеют, начнется час тишины. Виманы не всегда прилетают в точно намеченный срок, они вполне могут задержаться на несколько часов. В конце концов полет могли отложить. Но нет, она ни за что не будет думать так - ведь такого ни разу не происходило за весь этот год.</text:p>
      <text:p text:style-name="P6">- А меня ждут, - говорил Гаматх. - И могло же такое случиться... В первый же день.</text:p>
      <text:p text:style-name="P6">Всех ждут. Нив задумчиво кивал головой.</text:p>
      <text:p text:style-name="P6">- А вы летали целый год...</text:p>
      <text:p text:style-name="P6">- Некоторые и всю жизнь летают, - сказал Нив. - Просто нам не повезло. Хотя в каком-то смысле...</text:p>
      <text:p text:style-name="P6">Скоро они прилетят. Скоро все это закончится. Он уговорит Ану остаться завтра дома, и они проведут вместе весь день. Скоро все это происшествие будет казаться ему лишь бессмысленным кошмарным сном - вроде тех, когда он шел вместе с Аной вглубь пустыни, до тех пор, пока не отнимались ноги, и их собственные следы не заметало песком.</text:p>
      <text:p text:style-name="P6">Продолжало смеркаться, небо в вышине было уже совсем черным. Ветер усиливался, песок уже барабанил по обшивке корабля. Скоро придется закрыть двери, и они окажутся в полной темноте.</text:p>
      <text:p text:style-name="P6">- Что-то случилось? - спросила Ана.</text:p>
      <text:p text:style-name="P6">Нив совсем не хотел ее напугать. Вечернее солнце окрашивало стены зданий в цвет песка из спящих земель. Сотни очистителей, уродовавших пыльный фасад института, дышали на них жаром.</text:p>
      <text:p text:style-name="P6">- Нам нужно поговорить, - сказал Нив. - Ничего страшного. Просто я...</text:p>
      <text:p text:style-name="P6">Нив вспотел, пока пробирался к Ане через толпу. Непринужденная прогулка по окраине города странно измотала его - он устал даже больше, чем после напряженного рабочего дня.</text:p>
      <text:p text:style-name="P6">- Все в порядке, - сказал Нив.</text:p>
      <text:p text:style-name="P6">Ана смотрела на него непонимающими глазами. На улицах стало душно под вечер, точно весь воздух выгорел за жаркий солнечный день. Они медленно шли по тротуару, навстречу спешащей со стороны надземки <text:soft-page-break/>толпе.</text:p>
      <text:p text:style-name="P6">- А в чем же тогда дело? - тихо спросила она.</text:p>
      <text:p text:style-name="P6">Низкое вечернее солнце было багровым как в пустыне перед началом бури - казалось, что сейчас поднимется ветер, и занесет все улицы песком.</text:p>
      <text:p text:style-name="P6">- Меня переводят, - сказал Нив. - Снова. На следующий год я опять полечу на станцию.</text:p>
      <text:p text:style-name="P6">- Когда? - дрогнувшим голосом спросила Ана.</text:p>
      <text:p text:style-name="P6">Они уходили все дальше, вниз по улице, словно в сердце пустыни, где дышать можно было только в респираторной маске.</text:p>
      <text:p text:style-name="P6">Уже совсем стемнело и лишь призрачно белели в широком проеме отсека бесчисленные дюны. Она были в десяти, может, в пятнадцати милях от большой стены, спасающей город от нашествия пустыни, от берегов анильского моря - если запастись водой, если одеть маску, как у пилота, которая оставляет открытыми только глаза и наверняка позволяет дышать даже там, где люди без репиратора не могут сделать и одного вздоха, если все время идти, не останавливаясь, не оглядываясь назад, то был бы, шанс, вероятность, которую можно просчитать математически, вывести на основе формулы из температуры воздуха, собственного отчаяния и протяженности пути, что сможешь добраться до города. Если, конечно, вода не превратится в песок.</text:p>
      <text:p text:style-name="P6">- Но ты ведь всегда этого хотел, - сказала Ана.</text:p>
      <text:p text:style-name="P6">Институт вдали скрывала знойное марево, поднимавшееся от раскаленного тротуара - или это только казалось Ниву.</text:p>
      <text:p text:style-name="P6">- Я уже и сам не понимаю, чего я хотел, - сказал он.</text:p>
      <text:p text:style-name="P6">И почему она так боялась этих звезд, этой пронзительной пустоты над ними, которая открывалась по ночам? Кто-то в вимане недольно сказал, что "совсем скоро", по заверениям пилота, длится уже не первый час. Нив видел, кто говорил, - быть может, человек с перебинтованной головой - он слышал только голос. Пилот же не может знать. Возможно, их просто не могут найти - аварийные огни на вимане слишком тусклые, чтобы их можно было разглядеть в сумерках. Да и сами они не замечают спасательного корабля, который проносится высоко над пустыней. Ана наверняка все еще ждет его у подъезда.</text:p>
      <text:p text:style-name="P6">- Ты, наверное, так рад, что снова полетишь... туда... - неуверенно сказала она и тут же добавила, словно желая себя успокоить: - И теперь ты не будешь уезжать так часто.</text:p>
      <text:p text:style-name="P6">Не будешь встречать ее по вечерам. Нив понимал, что им нужно поговорить, обсудить эти нежданные перемены, как будто он мог убедить ее, убедить самого себя в том, насколько лучше станет теперь их жизнь, стоит ему только увидеть лицо Аны. Нив чувствовал, как ему мешает ее респираторная маска.</text:p>
      <text:p text:style-name="P6"><text:soft-page-break/>- А ты не хочешь куда-нибудь зайти? - предложил он. - Здесь по пути есть... Подождем, пока на станциях не станет посвободнее.</text:p>
      <text:p text:style-name="P6">Холодные напитки - подсластитель добавлен по вкусу.</text:p>
      <text:p text:style-name="P6">В вимане было много воды. Пусть и без света, но при необходимости корабль мог бы стать им убежищем во время бури. Им ничего не угрожало. Только Ана по-прежнему ждала его.</text:p>
      <text:p text:style-name="P6">- Извини, - сказал Нив. - Но я правда... Правда больше не хочу возвращаться в пустыню.</text:p>
      <text:p text:style-name="P6">Нив невольно засыпал, даже несмотря на неудобную позу в жестком поскрипывающем кресле - было уже поздно, в этом время они обычно ложились спать. Но он не хотел спать в этом корабле, который медленно заносило песком - боялся даже не заснуть, а проснуться от того, что не может дышать, с хрипом, отчаянно хватая ртом воздух, в кромешной темноте опечатнного пассажирского отсека.</text:p>
      <text:p text:style-name="P6">Нив поднялся и, слегка покачнувшись - голова была тяжелой, ноги болели, а во рту все пересохло - направился ко все еще открытой двери пассажирской. Гаматх удивленно посмотрел на него, но ничего не сказал. Нив вышел из корабля.</text:p>
      <text:p text:style-name="P6">Его ноги проваливались в рыхлый песок, и каждый шаг давался с трудом, хотя совсем еще недавно он спокойно расхаживал вокруг корабля. Что-то изменилось за прошедшие часы. <text:s/>Окрепший сумрачный ветер развевал его расстегнутую куртку. Нив шел прямо, удаляясь от корабля, сам не понимая, что делает и куда идет.</text:p>
      <text:p text:style-name="P6">Выбившись из сил, почувствовав, что уже не может больше бороться с зыбким песком, Нив остановился у высокой дюны и посмотрел на небо. Была почти уже ночь. Даже песок теперь не обжигал ноги так сильно, как днем, но дышать все еще было тяжело.</text:p>
      <text:p text:style-name="P6">- Хорошо, что ты предложил зайти, - сказала Ана, снимая респираторную маску. - Толкаться сейчас в поезде мне совсем не хотелось.</text:p>
      <text:p text:style-name="P6">Она казалась уставшей и расстроенной, кожа у нее на висках сильно воспалилась.</text:p>
      <text:p text:style-name="P6">- Ты... как? - спросил ее Нив. - Сегодня на редкость душный день. Слышал даже, как говорили, что скоро может быть гроза. Хотя их прогнозы...</text:p>
      <text:p text:style-name="P6">- Все отлично, - сказала Ана. - Просто устала немного. Но у нас там свежо и хорошо - ты же знаешь...</text:p>
      <text:p text:style-name="P6">- Да... - улыбнулся Нив.</text:p>
      <text:p text:style-name="P6">- А ты что делал?</text:p>
      <text:p text:style-name="P6">- Да так, шатался по городу, - ответил Нив.</text:p>
      <text:p text:style-name="P6">- Интересно, наверное, было? - улыбнулась Ана.</text:p>
      <text:p text:style-name="P6">Она сделала глоток из своего стакана и стала массировать пальцами <text:soft-page-break/>виски.</text:p>
      <text:p text:style-name="P6">- Остался еще день, - сказал Нив. - Потом у нас обоих выходной. Придумаем что-нибудь действительно интересно.</text:p>
      <text:p text:style-name="P6">Ана снова улыбнулась и почему-то отодвинула от себя стакан.</text:p>
      <text:p text:style-name="P6">- А знаешь... А что будет на следующий год? - неожиданно сказала она. - Тебя так часто переводят...</text:p>
      <text:p text:style-name="P6">Многие работают на одном месте всю жизнь - как Кханд, который уже и забыл, что на этой планете есть что-то, кроме песков. Нив был так взволнован из-за своего перевода, что даже ни разу не задумывался, до того вечера в кафе, о таких вещах. Что будет через год. Но ведь год - это так долго. Это почти целая жизнь.</text:p>
      <text:p text:style-name="P6">- Куда бы меня ни перевели... - начал он, но не договорил.</text:p>
      <text:p text:style-name="P6">Интересно, а как называется этот песок - выгоревший и бесцветный, так похожий на пепел в ночном свете звезд. Нив уже запутался во всей этой странной, слегка безумной науке по изучению жизни там, где жить было нельзя. Людям из города нет до всего этого никакого дела - как было и с ним, всего лишь меньше года назад. Кханд, любивший изображать из себя мудрого наставника, произносил столько названий, пустыня была полна странно звучащих слов. Сколько же нужно слов для обозначений песка? Сколько нужно слов для того, чтобы ни одна дюна не осталась безымянной. Тапами, Тапати. Долина Атана. Кханд наверняка дал бы название и песчаному холму, рядом с которым стоял Нив.</text:p>
      <text:p text:style-name="P6">За спиной его послышался шум шагов, и Нив обернулся.</text:p>
      <text:p text:style-name="P6">- Я знаю, - сказала Ана, коснувшись его руки. </text:p>
      <text:p text:style-name="P6">Слова были не нужны.</text:p>
      <text:p text:style-name="P6">Гаматх остановился перед Нивом, упираясь в колени руками и тяжело вздыхая. Бежать по расползающемуся под ногами песку было тяжело.</text:p>
      <text:p text:style-name="P6">- Далеко же вы зашли, - сказал он.</text:p>
      <text:p text:style-name="P6">- Что-то случилось? - спросил Нив.</text:p>
      <text:p text:style-name="P6">А он хорошо держится, подумал Нив, хотя так нервничал во время полета. Еще немного, и Гаматх сам начнет давать Ниву заботливые советы - что делать, когда виман совершает аварийную посадку в открытой пустыне.</text:p>
      <text:p text:style-name="P6">- Ветер продолжает усиливаться, - сказал парень. - В корабль уже столько песка намело. Мы решили закрыть дверь. Все равно не исключено, что сегодня они даже не прилетят.</text:p>
      <text:p text:style-name="P6">Неужели они смирились с этим. Нет, нужно просто ждать. Пилот же говорил. Они не могут оставить их здесь на всю ночь. Ветер сдувал с барханов песок. Нив продолжал рассматривать небо, не глядя на паренька.</text:p>
      <text:p text:style-name="P6">- Я сейчас приду, - сказал он.</text:p>
      <text:p text:style-name="P6">- Давайте, - кивнул Гаматх и заковылял обратно к виману.</text:p>
      <text:p text:style-name="P6"><text:soft-page-break/>Нив глубоко вздохнул - воздух уже не обжигал легкие, как раньше - и пошел вслед за пареньком.</text:p>
      <text:p text:style-name="P6">- Ну что, пойдем?</text:p>
      <text:p text:style-name="P6">- А ты больше не...?</text:p>
      <text:p text:style-name="P6">- Да, я правда немного устала, - поморщилась Ана. - Безумный день...</text:p>
      <text:p text:style-name="P6">Воздух в пассажирском отсеке вимана был спертым, пахло горячим песком и кровью. Постарадавшему инженеру поменяли повязку на голове - со второго раза получилось наложить бинт аккуратнее, но белая марля все равно уже чуть покраснела от крови, и мужчина обессиленно спал, прислонившись спиной к стене - а может, и просто был без сознания. Кто-то спросил, не задохнуться ли они, когда закрывали дверь. Пилот теперь был вместе с ними, видимо, оставив свои попытки оживить двигатели, но Нив не видел в темноте его лица. </text:p>
      <text:p text:style-name="P6">Осталось совсем немного, скоро они прилетят.</text:p>
      <text:p text:style-name="P6">Дверь вимана сдвигалась с трудом, слышно было, как скрипит в пазах песок, электроприводы не работали. У Нива возникло такое чувство, словно они готовятся к началу страшной песчаной бури - как на станциях, вметсе с Кхандом, когда начинала вопить сирена, и они спешно опечатывали бункер, закрывали все окна...</text:p>
      <text:p text:style-name="P6">Дверь закрылась с глухим лязгом. Кто-то зажег огонек - возможно, спички - но его тут же заставили потушить.</text:p>
      <text:p text:style-name="P6">- А как надолго хватит батарей? - спросил кто-то в темноте. - Когда погаснут маяки?</text:p>
      <text:p text:style-name="P6">Нив не расслышал ответ. Из-за духоты в пассажирском отсеке хотелось спать. Он пытался сопротивляться этой парализующей слабости, продолжал думать об Ане, но все равно провалился в черное болезненное забытье. Он видел, как падает в бесконечную темноту, не чувствуя ни сожаления, ни страха - лишь ощущение непрестанного свободного падения.</text:p>
      <text:p text:style-name="P6">Прошло несколько минут или часов. Кто-то растолкал его. Нив проснулся, вздрогнув - первой его мыслью было то, что он проспал уже несколько дней подряд. Двери вимана были открыты.</text:p>
      <text:p text:style-name="P7">- Они уже садятся, - раздался взволнованный шепот. - Они уже здесь.</text:p>
      <text:p text:style-name="P7">Нив с трудом поднялся - все тело его болело - и сделал несколько шагов по направлению к открытой двери.</text:p>
      <text:p text:style-name="P7">Внутри, кроме него и Гаматха, никого уже не было. Все стояли у вимана - даже мужчина с перебинтованной головой опирался на плечо своего товарища - и смотрели на ночное небо.</text:p>
      <text:p text:style-name="P7">Корабль медленно спускался перед ним из черной ночной пустоты, озаряя дюны огнем от работающих двигателей, поднимая волны песка. Их обдавало колкими брызгами, они прикрывали лица руками, но никто <text:soft-page-break/>почему-то не догадывался отойти.</text:p>
      <text:p text:style-name="P7">Все происходящее казалось Ниву каким-то нереальным, это было похоже на видение из сна. Приземляющийся виман включил мощный газовый прожектор, осветивший безжизненно-белые пески вокруг. Стало так ярко, что пришлось отвести глаза, прикрывая их рукой. Ветер, поднятый спасательным кораблем, затих, но двигатели все еще продолжали работать, даже когда корабль уже сел - выпущенные шасси глубоко погрузились в вязкий песок, - хотя уже тише, не поднимая с дюн такую бурю песка и лишь выдыхая из огромного сопла струящийся жар.</text:p>
      <text:p text:style-name="P7">По-прежнему горел прожектор - теперь уже нацеленный в небо, рассекающий широким расходящимся лучом ночную темноту.</text:p>
      <text:p text:style-name="P7">Двери вимана открылись, послышались голоса.</text:p>
      <text:p text:style-name="P7">- Кому-нибудь нужна медицинская помощь? - крикнул человек в яркой люминисцентной одежде, спрыгнувший на песок из открытого отсека.</text:p>
      <text:p text:style-name="P7">Было видно, что внутри горит свет, работают очистители воздуха.</text:p>
      <text:p text:style-name="P7">Нив не расслышал, что ему ответили - должно быть, он сам заметил инженера с перевязанной головой - и сделал какой-то жест рукой людям в корабля. Из спасательного вимана спустился высокий мужчина в таком светящемся наряде и стал помогать пострадавшему инженеру подняться в пассажирский осек.</text:p>
      <text:p text:style-name="P7">Их быстро провели в спасательный корабль, кто-то даже постоянно покрикивал, подгоняя их - люди были сонными и уставшими, онемев от спертого воздуха и жары.</text:p>
      <text:p text:style-name="P7">Инженер, помогавший устроить на сидении своего товарища с перебинтованной головой, -</text:p>
      <text:p text:style-name="P7">тот постоянно закрывал глаза и казался мертвецки пьяным - что-то отрывисто сказал и зачем-то выбежал наружу, вернулся в их заметенный песком виман. Видимо, он забыл какую-то вещь.</text:p>
      <text:p text:style-name="P7">Спасатель нетерпеливо крикнул ему вслед:</text:p>
      <text:p text:style-name="P7">- Давайте быстрее, мы не может долго ждать!</text:p>
      <text:p text:style-name="P7">Спасательная команда заметно нервничала - казалось, они боятся даже на лишнюю минуту задержаться в пустыне, как будто в любой момент мог начаться ужасающий ураган.</text:p>
      <text:p text:style-name="P7">Нив сел рядом с иллюминатором - на то самое месте, где он сидел в разбившемся корабле. Кто-то сунул ему в руку бутылку с водой, ничего не говоря. Вода была все еще холодной. Нив прислонил бутылку ко лбу, а затем к щеках. От резкого непривычного холода у него даже заболела голова.</text:p>
      <text:p text:style-name="P7">Виман начал взлетать. Луч прожетора теперь падал вниз, освещая брошенные дюны. Однако под ними вздымывалось густое облако <text:soft-page-break/>клубящегося песка, и разглядеть что-то было непросто. Лишь когда они взлетели выше, Нив заметил брошенный виман, наполовину занесенный песком, на котором все еще мигали сигнальные маячки. Надолго ли хватит батарей. Будет скоро погребен под толщей белого песка.</text:p>
      <text:p text:style-name="P7">Гаматх теперь разместился в другой части пассажирского отсека - наверное, он был суеверен и не хотел больше садиться на то же самое место, что и раньше, как Нив. Парень о чем-то негромко говорил со спасателем. Другой человек - должно быть, врач - снимал повязку с головы пострадавшего инженера.</text:p>
      <text:p text:style-name="P7">Рядом с Нивом сидел их старый пилот - уже без своей дыхательной маски. На вид он был лишь немногим старше Нива. Пилот заметил, что Нив смотрит на него и улыбнулся. В руках у него тоже была бутылка воды.</text:p>
      <text:p text:style-name="P7">- А вы давно летаете в пустыню? - спросил его Нив.</text:p>
      <text:p text:style-name="P7">- Всю жизнь, - ответил пилот.</text:p>
      <text:p text:style-name="P7">- И что, это было в первый раз?</text:p>
      <text:p text:style-name="P7">Виман летел над пустыней. Корабль слегка кренился на бок, двигатели ревели сильнее, чем обычно - или это только казалось Ниву после напряженной тишины в бессветном пассажирском отсеке, когда он безуспешно боролся со сном. В иллюминаторе быстро мелькали песчаные холмы. Их новый пилот как-то настойчиво торопился, хотел поскорее покинуть территорию мертвых песков. Они уже подлетали к анильскому морю. Вдалеке показался город в сонном мареве синеватых огней. Была уже глубокая ночь.</text:p>
      <text:p text:style-name="P7">Нив сделал еще глоток из бутылки. Холодная вода пьянила его, точно шар. Ему казалось, что он не сможет даже подняться из кресла. Все тело его онемело.</text:p>
      <text:p text:style-name="P7">- А вы тут как долго? - спросил его пилот, вращая в руках все еще неоткрытую бутылку с водой.</text:p>
      <text:p text:style-name="P7">- Почти уже год, - ответил Нив.</text:p>
      <text:p text:style-name="P7">Год жизни, целый год жизни, о котором он будет потом вспоминать.</text:p>
      <text:p text:style-name="P7">Виман плавно снижался на темной бездной анильского моря. Открытая пустыня уже оставалась позади, они только миновали заградительные стены. Вскоре внизу показался какой-то странный чернеющий пустырь на месте разрушенного здания, завеленный кучей бесформенной мусором, а за ним - высокая, сверкающая магистраль.</text:p>
      <text:p text:style-name="P7">Пилот тоже посмотрел в иллюминатор. Низкие неприметные здания постепенно сменились высокими каменными небоскребами в абитинском стиле, стены которых были усеяны сотнями тускло светящихся ламп. Они наконец здесь - с опозданием в половину ночи. Но Ниву почему-то казалось, что они все еще остаются в пустыне, что раскаленный ветер, жара, жажда и песок преследуют его, хотя ему в действительности даже не <text:soft-page-break/>хотелось пить.</text:p>
      <text:p text:style-name="P7">Нив подумал, а спустя много лет... - нет, спустя хотя бы год, когда они вместе с Аной поедут во время какого-нибудь очередного праздника на окраину города, где не так людно и можно спокойно отдохнуть от шума и толпы, когда он будет смотреть на анильское море, обнимая Ану за плечо - вспомнит ли он в действительности хоть о чем-нибудь, кроме аварии их корабля.</text:p>
      <text:p text:style-name="P5">Нив задумался и выронил из рук бутылку, расплескав воду по полу. Корабль заходил на посадку. Это еще не конец - через несколько дней ему опять предстоит вернуться. Но скоро он улетит отсюда навсег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3M32S</meta:editing-duration>
    <meta:editing-cycles>314</meta:editing-cycles>
    <meta:generator>OpenOffice.org/3.1$Win32 OpenOffice.org_project/310m11$Build-9399</meta:generator>
    <dc:date>2010-01-22T13:58:23.13</dc:date>
    <dc:creator>Василий Воронков</dc:creator>
    <meta:document-statistic meta:table-count="0" meta:image-count="0" meta:object-count="0" meta:page-count="13" meta:paragraph-count="174" meta:word-count="4535" meta:character-count="28259"/>
    <meta:user-defined meta:name="Info 1"/>
    <meta:user-defined meta:name="Info 2"/>
    <meta:user-defined meta:name="Info 3"/>
    <meta:user-defined meta:name="Info 4"/>
  </office:meta>
</office:document-meta>
</file>